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 style:list-style-name="L2">
      <style:paragraph-properties fo:margin-left="1.279cm" fo:margin-right="0.009cm" fo:text-align="start" style:justify-single-word="false" fo:text-indent="-1.244cm" style:auto-text-indent="false">
        <style:tab-stops/>
      </style:paragraph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63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e: [NOME]<text:tab/>Matrícula: [MAT]<text:tab/>Disciplina: [DISC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Albuquerque</meta:initial-creator>
    <meta:creation-date>2012-04-16T15:20:28</meta:creation-date>
    <dc:date>2012-06-04T16:58:33</dc:date>
    <dc:creator>Gustavo Albuquerque</dc:creator>
    <meta:editing-duration>PT34M32S</meta:editing-duration>
    <meta:editing-cycles>16</meta:editing-cycles>
    <meta:generator>LibreOffice/3.4$Linux LibreOffice_project/340m1$Build-402</meta:generator>
    <meta:document-statistic meta:table-count="0" meta:image-count="0" meta:object-count="0" meta:page-count="1" meta:paragraph-count="1" meta:word-count="6" meta:character-count="48" meta:non-whitespace-character-count="43"/>
  </office:meta>
</office:document-meta>
</file>